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109a" officeooo:paragraph-rsid="0008109a"/>
    </style:style>
    <style:style style:name="P2" style:family="paragraph" style:parent-style-name="Standard">
      <style:text-properties officeooo:rsid="000a7881" officeooo:paragraph-rsid="000a78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e Uso</text:p>
      <text:p text:style-name="P1"/>
      <text:p text:style-name="P1">Administrador (ator)</text:p>
      <text:p text:style-name="P1"/>
      <text:p text:style-name="P1">Cadastrar Chamada de Bolsa</text:p>
      <text:p text:style-name="P1">Cadastrar Administrador</text:p>
      <text:p text:style-name="P1">Autenticar-se</text:p>
      <text:p text:style-name="P2">Inserir Classificação de Periódicos (QUALIS)</text:p>
      <text:p text:style-name="P2">Inserir Classificação de Eventos (QUALIS)</text:p>
      <text:p text:style-name="P1"/>
      <text:p text:style-name="P1">Aluno (ator)</text:p>
      <text:p text:style-name="P1"/>
      <text:p text:style-name="P1">Registrar-se</text:p>
      <text:p text:style-name="P1">Autenticar-se</text:p>
      <text:p text:style-name="P1">Inscrever-se em chamada</text:p>
      <text:p text:style-name="P1">Cadastrar publicações</text:p>
      <text:p text:style-name="P1">Inserir comprovante de projeto FAPESP habilitado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uner Oliveira</meta:initial-creator>
    <meta:creation-date>2016-09-29T17:25:54.595929664</meta:creation-date>
    <dc:date>2016-09-29T19:03:45.529204093</dc:date>
    <dc:creator>Brauner Oliveira</dc:creator>
    <meta:editing-duration>PT1H22M40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3" meta:word-count="37" meta:character-count="308" meta:non-whitespace-character-count="284"/>
  </office:meta>
</office:document-meta>
</file>